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7391"/>
    </style:style>
    <style:style style:name="P2" style:family="paragraph" style:parent-style-name="Standard">
      <style:text-properties officeooo:paragraph-rsid="0013dd08"/>
    </style:style>
    <style:style style:name="P3" style:family="paragraph" style:parent-style-name="Standard">
      <style:text-properties officeooo:paragraph-rsid="00142ac2"/>
    </style:style>
    <style:style style:name="P4" style:family="paragraph" style:parent-style-name="Standard">
      <style:text-properties officeooo:paragraph-rsid="00161750"/>
    </style:style>
    <style:style style:name="P5" style:family="paragraph" style:parent-style-name="Standard">
      <style:text-properties officeooo:paragraph-rsid="00166b3a"/>
    </style:style>
    <style:style style:name="P6" style:family="paragraph" style:parent-style-name="Standard">
      <style:text-properties officeooo:paragraph-rsid="001806dd"/>
    </style:style>
    <style:style style:name="P7" style:family="paragraph" style:parent-style-name="Standard">
      <style:text-properties officeooo:paragraph-rsid="0019ed5e"/>
    </style:style>
    <style:style style:name="P8" style:family="paragraph" style:parent-style-name="Standard">
      <style:text-properties officeooo:paragraph-rsid="001cbfa2"/>
    </style:style>
    <style:style style:name="P9" style:family="paragraph" style:parent-style-name="Standard">
      <style:text-properties officeooo:paragraph-rsid="001e8e51"/>
    </style:style>
    <style:style style:name="T1" style:family="text">
      <style:text-properties officeooo:rsid="00137391"/>
    </style:style>
    <style:style style:name="T2" style:family="text">
      <style:text-properties officeooo:rsid="0013dd08"/>
    </style:style>
    <style:style style:name="T3" style:family="text">
      <style:text-properties officeooo:rsid="00142ac2"/>
    </style:style>
    <style:style style:name="T4" style:family="text">
      <style:text-properties officeooo:rsid="00161750"/>
    </style:style>
    <style:style style:name="T5" style:family="text">
      <style:text-properties officeooo:rsid="00166b3a"/>
    </style:style>
    <style:style style:name="T6" style:family="text">
      <style:text-properties officeooo:rsid="001806dd"/>
    </style:style>
    <style:style style:name="T7" style:family="text">
      <style:text-properties officeooo:rsid="0019ed5e"/>
    </style:style>
    <style:style style:name="T8" style:family="text">
      <style:text-properties officeooo:rsid="001cbfa2"/>
    </style:style>
    <style:style style:name="T9" style:family="text">
      <style:text-properties officeooo:rsid="001e8e51"/>
    </style:style>
    <style:style style:name="T10" style:family="text">
      <style:text-properties officeooo:rsid="00207d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ing </text:span></text:p>
      <text:p text:style-name="P3"><text:span text:style-name="T3">file:./resources/new_test_map.txt</text:span></text:p>
      <text:p text:style-name="P1"><text:span text:style-name="T1">temperature:100 </text:span></text:p>
      <text:p text:style-name="P1"><text:span text:style-name="T1">decrement:1</text:span></text:p>
      <text:p text:style-name="P1"><text:span text:style-name="T1">55/100 found global maxima 55%</text:span></text:p>
      <text:p text:style-name="P1"><text:span text:style-name="T1"/></text:p>
      <text:p text:style-name="P3"><text:span text:style-name="T3">file:./resources/new_test_map.txt</text:span></text:p>
      <text:p text:style-name="P2"><text:span text:style-name="T1">temperature:100 </text:span></text:p>
      <text:p text:style-name="P2"><text:span text:style-name="T1">decrement:</text:span><text:span text:style-name="T2">0.</text:span><text:span text:style-name="T1">1</text:span></text:p>
      <text:p text:style-name="P2"><text:span text:style-name="T2">100/</text:span><text:span text:style-name="T1">100 found global maxima </text:span><text:span text:style-name="T2">100%</text:span></text:p>
      <text:p text:style-name="P2"><text:span text:style-name="T2"/></text:p>
      <text:p text:style-name="P4"><text:span text:style-name="T3">file:</text:span><text:span text:style-name="T4">test-map1.txt</text:span></text:p>
      <text:p text:style-name="P4"><text:span text:style-name="T1">temperature:100 </text:span></text:p>
      <text:p text:style-name="P4"><text:span text:style-name="T1">decrement:</text:span><text:span text:style-name="T1">1</text:span></text:p>
      <text:p text:style-name="P4"><text:span text:style-name="T4">0</text:span><text:span text:style-name="T2">/</text:span><text:span text:style-name="T1">100 found global maxima </text:span><text:span text:style-name="T4">0%</text:span></text:p>
      <text:p text:style-name="P4"><text:span text:style-name="T2"/></text:p>
      <text:p text:style-name="P4"><text:span text:style-name="T3">file:</text:span><text:span text:style-name="T4">test-map1.txt</text:span></text:p>
      <text:p text:style-name="P4"><text:span text:style-name="T1">temperature:100 </text:span></text:p>
      <text:p text:style-name="P4"><text:span text:style-name="T1">decrement:</text:span><text:span text:style-name="T2">0.</text:span><text:span text:style-name="T1">1</text:span></text:p>
      <text:p text:style-name="P4"><text:span text:style-name="T4">0</text:span><text:span text:style-name="T2">/</text:span><text:span text:style-name="T1">100 found global maxima </text:span><text:span text:style-name="T4">0%</text:span></text:p>
      <text:p text:style-name="P4"><text:span text:style-name="T4"/></text:p>
      <text:p text:style-name="P9"><text:span text:style-name="T3">file:</text:span><text:span text:style-name="T4">test-map1.txt</text:span></text:p>
      <text:p text:style-name="P9"><text:span text:style-name="T1">temperature:</text:span><text:span text:style-name="T9">3000</text:span></text:p>
      <text:p text:style-name="P9"><text:span text:style-name="T1">decrement:</text:span><text:span text:style-name="T9">1</text:span></text:p>
      <text:p text:style-name="P9"><text:span text:style-name="T9">9</text:span><text:span text:style-name="T2">/</text:span><text:span text:style-name="T9">3000</text:span><text:span text:style-name="T1"> found global maxima </text:span><text:span text:style-name="T4">0.</text:span><text:span text:style-name="T10">3</text:span><text:span text:style-name="T4">%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3">file:</text:span><text:span text:style-name="T4">test-map1.txt</text:span></text:p>
      <text:p text:style-name="P5"><text:span text:style-name="T1">temperature:10</text:span><text:span text:style-name="T5">00</text:span><text:span text:style-name="T1"> </text:span></text:p>
      <text:p text:style-name="P5"><text:span text:style-name="T1">decrement:</text:span><text:span text:style-name="T2">0.</text:span><text:span text:style-name="T1">1</text:span></text:p>
      <text:p text:style-name="P5"><text:span text:style-name="T4">0</text:span><text:span text:style-name="T2">/</text:span><text:span text:style-name="T1">100 found global maxima </text:span><text:span text:style-name="T4">0%</text:span></text:p>
      <text:p text:style-name="P5"><text:span text:style-name="T4"/></text:p>
      <text:p text:style-name="P6"><text:span text:style-name="T3">file:</text:span><text:span text:style-name="T4">test-map1_</text:span><text:span text:style-name="T6">1</text:span><text:span text:style-name="T4">.txt</text:span></text:p>
      <text:p text:style-name="P6"><text:span text:style-name="T1">temperature:100 </text:span></text:p>
      <text:p text:style-name="P6"><text:span text:style-name="T1">decrement:</text:span><text:span text:style-name="T7">1</text:span></text:p>
      <text:p text:style-name="P6"><text:span text:style-name="T7">10</text:span><text:span text:style-name="T2">/</text:span><text:span text:style-name="T1">100 found global maxima </text:span><text:span text:style-name="T7">10</text:span><text:span text:style-name="T4">%</text:span></text:p>
      <text:p text:style-name="P6"><text:span text:style-name="T4"/></text:p>
      <text:p text:style-name="P7"><text:span text:style-name="T3">file:</text:span><text:span text:style-name="T4">test-map1_</text:span><text:span text:style-name="T6">1</text:span><text:span text:style-name="T4">.txt</text:span></text:p>
      <text:p text:style-name="P7"><text:span text:style-name="T1">temperature:100 </text:span></text:p>
      <text:p text:style-name="P7"><text:span text:style-name="T1">decrement:</text:span><text:span text:style-name="T7">0.1</text:span></text:p>
      <text:p text:style-name="P7"><text:span text:style-name="T7">10</text:span><text:span text:style-name="T2">/</text:span><text:span text:style-name="T1">100 found global maxima </text:span><text:span text:style-name="T7">10</text:span><text:span text:style-name="T4">%</text:span></text:p>
      <text:p text:style-name="P7"><text:span text:style-name="T4"/></text:p>
      <text:p text:style-name="P8"><text:span text:style-name="T3">file:</text:span><text:span text:style-name="T4">test_</text:span><text:span text:style-name="T8">map2.txt</text:span></text:p>
      <text:p text:style-name="P8"><text:span text:style-name="T1">temperature:100 </text:span></text:p>
      <text:p text:style-name="P8"><text:span text:style-name="T1">decrement:</text:span><text:span text:style-name="T8">1</text:span></text:p>
      <text:p text:style-name="P8"><text:span text:style-name="T8">100</text:span><text:span text:style-name="T2">/</text:span><text:span text:style-name="T1">100 found global maxima </text:span><text:span text:style-name="T7">10</text:span><text:span text:style-name="T8">0</text:span><text:span text:style-name="T4">%</text:span></text:p>
      <text:p text:style-name="P8"><text:span text:style-name="T4"/></text:p>
      <text:p text:style-name="P8"><text:span text:style-name="T3">file:</text:span><text:span text:style-name="T4">test_</text:span><text:span text:style-name="T8">map2.txt</text:span></text:p>
      <text:p text:style-name="P8"><text:span text:style-name="T1">temperature:100 </text:span></text:p>
      <text:p text:style-name="P8"><text:span text:style-name="T1">decrement:</text:span><text:span text:style-name="T7">0.1</text:span></text:p>
      <text:p text:style-name="P8"><text:span text:style-name="T8">100</text:span><text:span text:style-name="T2">/</text:span><text:span text:style-name="T1">100 found global maxima </text:span><text:span text:style-name="T7">10</text:span><text:span text:style-name="T8">0</text:span><text:span text:style-name="T4">%</text:span></text:p>
      <text:p text:style-name="P4"><text:soft-page-break/><text:span text:style-name="T4"/></text:p>
      <text:p text:style-name="P4"><text:span text:style-name="T4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1:54:34</meta:creation-date>
    <dc:date>2013-05-13T22:08:08</dc:date>
    <meta:editing-duration>PT12M41S</meta:editing-duration>
    <meta:editing-cycles>11</meta:editing-cycles>
    <meta:generator>LibreOffice/4.0.3.3$Linux_X86_64 LibreOffice_project/400m0$Build-3</meta:generator>
    <meta:document-statistic meta:table-count="0" meta:image-count="0" meta:object-count="0" meta:page-count="2" meta:paragraph-count="41" meta:word-count="81" meta:character-count="804" meta:non-whitespace-character-count="754"/>
  </office:meta>
</office:document-meta>
</file>